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irce Bold1" svg:font-family="'Circe Bold'" style:font-family-generic="swiss" style:font-pitch="variable"/>
    <style:font-face style:name="Circe Bold" svg:font-family="'Circe Bold'" style:font-adornments="Обычный" style:font-family-generic="swiss" style:font-pitch="variable"/>
    <style:font-face style:name="Circe ExtraBold" svg:font-family="'Circe ExtraBold'" style:font-family-generic="swiss" style:font-pitch="variable"/>
    <style:font-face style:name="Circe ExtraBold1" svg:font-family="'Circe ExtraBold'" style:font-adornments="ExtraBold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6e4c" draw:shadow="hidden"/>
    </style:style>
    <style:style style:name="gr2" style:family="graphic" style:parent-style-name="standard">
      <style:graphic-properties draw:stroke="none" svg:stroke-color="#000000" draw:fill="solid" draw:fill-color="#006e4c" draw:textarea-horizontal-align="center" draw:textarea-vertical-align="middle" fo:min-height="0.5cm" draw:shadow="hidden"/>
    </style:style>
    <style:style style:name="gr3" style:family="graphic" style:parent-style-name="A4">
      <style:graphic-properties draw:stroke="none" draw:fill="solid" draw:fill-color="#006e4c" draw:textarea-horizontal-align="left" draw:textarea-vertical-align="middle" draw:auto-grow-height="true" draw:auto-grow-width="true" fo:min-height="0.865cm" fo:min-width="5.226cm" draw:shadow="hidden"/>
    </style:style>
    <style:style style:name="P1" style:family="paragraph">
      <loext:graphic-properties draw:fill="solid" draw:fill-color="#006e4c"/>
    </style:style>
    <style:style style:name="P2" style:family="paragraph">
      <loext:graphic-properties draw:fill="solid" draw:fill-color="#006e4c"/>
      <style:paragraph-properties fo:text-align="center" style:writing-mode="lr-tb"/>
      <style:text-properties fo:text-transform="uppercase" fo:color="#006e4c" loext:opacity="100%" style:font-name="Circe ExtraBold1" fo:font-size="8pt" fo:font-weight="800"/>
    </style:style>
    <style:style style:name="P3" style:family="paragraph">
      <loext:graphic-properties draw:fill="solid" draw:fill-color="#006e4c"/>
      <style:paragraph-properties fo:text-align="center" style:writing-mode="lr-tb"/>
      <style:text-properties style:font-name="Circe Bold" fo:font-size="7pt" fo:font-weight="bold" style:font-size-asian="24pt" style:font-size-complex="24pt"/>
    </style:style>
  </office:automatic-styles>
  <office:body>
    <office:drawing>
      <draw:page draw:name="page1" draw:style-name="dp1" draw:master-page-name="Обычный">
        <draw:g>
          <draw:polygon draw:style-name="gr1" draw:text-style-name="P1" draw:layer="layout" svg:width="0.271cm" svg:height="1.898cm" svg:x="0.8cm" svg:y="0.8cm" svg:viewBox="0 0 272 1899" draw:points="272,1899 0,1899 0,0 272,0">
            <text:p/>
          </draw:polygon>
          <draw:polygon draw:style-name="gr1" draw:text-style-name="P1" draw:layer="layout" svg:width="0.271cm" svg:height="0.543cm" svg:x="1.613cm" svg:y="2.156cm" svg:viewBox="0 0 272 544" draw:points="272,544 0,544 0,0 272,0">
            <text:p/>
          </draw:polygon>
          <draw:polygon draw:style-name="gr1" draw:text-style-name="P1" draw:layer="layout" svg:width="0.271cm" svg:height="0.543cm" svg:x="2.426cm" svg:y="2.156cm" svg:viewBox="0 0 272 544" draw:points="272,544 0,544 0,0 272,0">
            <text:p/>
          </draw:polygon>
          <draw:polygon draw:style-name="gr1" draw:text-style-name="P1" draw:layer="layout" svg:width="0.271cm" svg:height="0.543cm" svg:x="3.24cm" svg:y="2.156cm" svg:viewBox="0 0 272 544" draw:points="272,544 0,544 0,0 272,0">
            <text:p/>
          </draw:polygon>
          <draw:polygon draw:style-name="gr1" draw:text-style-name="P1" draw:layer="layout" svg:width="0.271cm" svg:height="0.543cm" svg:x="4.053cm" svg:y="2.156cm" svg:viewBox="0 0 272 544" draw:points="272,544 0,544 0,0 272,0">
            <text:p/>
          </draw:polygon>
          <draw:polygon draw:style-name="gr1" draw:text-style-name="P1" draw:layer="layout" svg:width="0.813cm" svg:height="1.085cm" svg:x="3.782cm" svg:y="0.8cm" svg:viewBox="0 0 814 1086" draw:points="814,0 0,0 0,272 271,272 271,1086 543,1086 543,272 814,272">
            <text:p/>
          </draw:polygon>
          <draw:polygon draw:style-name="gr1" draw:text-style-name="P1" draw:layer="layout" svg:width="0.271cm" svg:height="1.898cm" svg:x="4.867cm" svg:y="0.8cm" svg:viewBox="0 0 272 1899" draw:points="272,1899 0,1899 0,0 272,0">
            <text:p/>
          </draw:polygon>
          <draw:path draw:style-name="gr1" draw:text-style-name="P1" draw:layer="layout" svg:width="0.813cm" svg:height="1.085cm" svg:x="1.613cm" svg:y="0.8cm" svg:viewBox="0 0 814 1086" svg:d="M407 541h-136v-269h136c75 0 136 60 136 135 0 74-61 134-136 134zM407 541zM407 0h-271-136v1086h271v-273h136c224 0 407-183 407-406 0-225-183-407-407-407z">
            <text:p/>
          </draw:path>
          <draw:path draw:style-name="gr1" draw:text-style-name="P1" draw:layer="layout" svg:width="0.933cm" svg:height="1.092cm" svg:x="2.618cm" svg:y="0.794cm" svg:viewBox="0 0 934 1093" svg:d="M547 1093c-140 0-280-54-388-161-103-103-159-240-159-387 0-145 56-283 159-386 214-212 562-212 775 0l-192 192c-108-108-282-107-390 0-52 51-80 120-80 194 0 75 28 144 80 196 108 107 282 107 390 0l192 191c-106 107-247 161-387 161z">
            <text:p/>
          </draw:path>
        </draw:g>
        <draw:g>
          <draw:path draw:style-name="gr2" draw:text-style-name="P2" draw:layer="layout" svg:width="0.274cm" svg:height="0.314cm" svg:x="5.953cm" svg:y="0.788cm" svg:viewBox="0 0 275 315" svg:d="M203 119c0 66 0 131 0 196 24 0 48 0 72 0 0-105 0-210 0-315-21 0-42 0-63 0-47 65-93 131-140 196 0-65 0-131 0-196-24 0-48 0-72 0 0 105 0 210 0 315 21 0 42 0 63 0 47-65 93-130 140-196z">
            <text:p/>
          </draw:path>
          <draw:path draw:style-name="gr2" draw:text-style-name="P2" draw:layer="layout" svg:width="0.209cm" svg:height="0.318cm" svg:x="6.311cm" svg:y="0.786cm" svg:viewBox="0 0 210 319" svg:d="M0 316c18 2 49 3 91 3 35 0 64-8 86-25 22-16 33-41 33-72 0-19-4-35-13-47-8-12-19-21-32-25v-1c24-16 36-40 36-71 0-23-8-42-26-56-17-14-44-22-80-22-28 0-60 1-95 3zM100 190c26 0 38 9 38 28 0 22-14 33-42 33-9 0-17-1-24-2v-59zM95 68c10 0 18 2 24 7 7 5 10 12 10 21 0 20-11 31-33 31h-24v-58c11-1 18-2 23-1z">
            <text:p/>
          </draw:path>
          <draw:path draw:style-name="gr2" draw:text-style-name="P2" draw:layer="layout" svg:width="0.326cm" svg:height="0.314cm" svg:x="6.549cm" svg:y="0.788cm" svg:viewBox="0 0 327 315" svg:d="M73 315c8-22 17-44 26-66 41 0 83 0 124 0 9 22 18 44 27 66 25 0 51 0 77 0-44-105-88-210-132-315-21 0-42 0-64 0-44 105-87 210-131 315 24 0 48 0 73 0zM196 182c-23 0-47 0-70 0 12-30 23-60 35-90 12 30 24 60 35 90z">
            <text:p/>
          </draw:path>
          <draw:path draw:style-name="gr2" draw:text-style-name="P2" draw:layer="layout" svg:width="0.258cm" svg:height="0.314cm" svg:x="6.92cm" svg:y="0.788cm" svg:viewBox="0 0 259 315" svg:d="M259 315c0-105 0-210 0-315-24 0-48 0-72 0 0 40 0 80 0 121-38 0-77 0-115 0 0-41 0-81 0-121-24 0-48 0-72 0 0 105 0 210 0 315 24 0 48 0 72 0 0-42 0-84 0-127 38 0 77 0 115 0 0 43 0 85 0 127 24 0 48 0 72 0z">
            <text:p/>
          </draw:path>
          <draw:path draw:style-name="gr2" draw:text-style-name="P2" draw:layer="layout" svg:width="0.334cm" svg:height="0.325cm" svg:x="7.242cm" svg:y="0.782cm" svg:viewBox="0 0 335 326" svg:d="M0 163c0 49 16 89 47 119 31 29 72 44 121 44 48 0 88-15 119-46 32-31 48-70 48-117 0-49-16-89-47-118-31-30-71-45-120-45-50 0-90 16-122 47-31 31-46 70-46 116zM77 163c0-28 8-51 25-69s39-26 66-26c25 0 47 8 64 26 18 18 27 41 27 69-1 28-8 51-24 69s-39 26-67 27c-26 0-47-10-65-28-17-18-26-41-26-68z">
            <text:p/>
          </draw:path>
          <draw:path draw:style-name="gr2" draw:text-style-name="P2" draw:layer="layout" svg:width="0.209cm" svg:height="0.318cm" svg:x="7.637cm" svg:y="0.786cm" svg:viewBox="0 0 210 319" svg:d="M0 316c18 2 49 3 91 3 35 0 64-8 86-25 22-16 33-41 33-72 0-19-4-35-13-47-8-12-19-21-32-25v-1c24-16 36-40 36-71 0-23-8-42-26-56-17-14-44-22-80-22-28 0-60 1-95 3zM100 190c26 0 38 9 38 28 0 22-14 33-42 33-9 0-17-1-24-2v-59zM95 68c10 0 18 2 24 7 7 5 10 12 10 21 0 20-11 31-33 31h-24v-58c11-1 18-2 23-1z">
            <text:p/>
          </draw:path>
          <draw:path draw:style-name="gr2" draw:text-style-name="P2" draw:layer="layout" svg:width="0.267cm" svg:height="0.325cm" svg:x="7.893cm" svg:y="0.782cm" svg:viewBox="0 0 268 326" svg:d="M241 236c-21 15-44 23-69 23-28-1-51-9-69-27-17-18-26-41-26-69-1-30 8-54 24-70 17-17 38-25 64-25 22-1 43 6 64 19l32-54c-10-10-23-18-40-24s-36-9-56-9c-52 0-93 15-122 46s-43 70-43 117c0 49 15 88 46 119 30 29 70 44 119 44 21 0 41-3 60-10s33-15 43-26z">
            <text:p/>
          </draw:path>
          <draw:path draw:style-name="gr2" draw:text-style-name="P2" draw:layer="layout" svg:width="0.27cm" svg:height="0.314cm" svg:x="8.212cm" svg:y="0.788cm" svg:viewBox="0 0 271 315" svg:d="M72 315c0-50 0-100 0-150 36 50 72 100 108 150 30 0 61 0 91 0-42-56-85-113-128-170 40-48 79-97 119-145-29 0-58 0-87 0-34 46-69 92-103 137 0-45 0-91 0-137-24 0-48 0-72 0 0 105 0 210 0 315 24 0 48 0 72 0z">
            <text:p/>
          </draw:path>
          <draw:path draw:style-name="gr2" draw:text-style-name="P2" draw:layer="layout" svg:width="0.274cm" svg:height="0.314cm" svg:x="8.524cm" svg:y="0.788cm" svg:viewBox="0 0 275 315" svg:d="M203 119c0 66 0 131 0 196 24 0 48 0 72 0 0-105 0-210 0-315-21 0-42 0-63 0-47 65-93 131-140 196 0-65 0-131 0-196-24 0-48 0-72 0 0 105 0 210 0 315 21 0 42 0 63 0 47-65 93-130 140-196z">
            <text:p/>
          </draw:path>
          <draw:path draw:style-name="gr2" draw:text-style-name="P2" draw:layer="layout" svg:width="0.274cm" svg:height="0.395cm" svg:x="8.881cm" svg:y="0.707cm" svg:viewBox="0 0 275 396" svg:d="M203 200v196h72v-315h-63l-140 196v-196h-72v315h63zM50 0c0 22 8 40 25 52 16 13 40 20 70 20 28 0 51-7 68-20 18-13 26-30 26-52h-68c0 9-2 15-6 18s-11 5-20 5c-10 0-17-2-22-5-4-4-6-10-6-18z">
            <text:p/>
          </draw:path>
          <draw:path draw:style-name="gr2" draw:text-style-name="P2" draw:layer="layout" svg:width="0.294cm" svg:height="0.368cm" svg:x="9.327cm" svg:y="0.788cm" svg:viewBox="0 0 295 369" svg:d="M227 315c0 18 0 36 0 54 23 0 46 0 68 0 0-40 0-81 0-121-14 0-28 0-43 0 0-83 0-165 0-248-24 0-48 0-72 0 0 83 0 165 0 248-36 0-72 0-108 0 0-83 0-165 0-248-24 0-48 0-72 0 0 105 0 210 0 315 76 0 152 0 227 0z">
            <text:p/>
          </draw:path>
          <draw:path draw:style-name="gr2" draw:text-style-name="P2" draw:layer="layout" svg:width="0.267cm" svg:height="0.325cm" svg:x="9.643cm" svg:y="0.782cm" svg:viewBox="0 0 268 326" svg:d="M241 236c-21 15-44 23-69 23-28-1-51-9-69-27-17-18-26-41-26-69-1-30 8-54 24-70 17-17 38-25 64-25 22-1 43 6 64 19l32-54c-10-10-23-18-40-24s-36-9-56-9c-52 0-93 15-122 46s-43 70-43 117c0 49 15 88 46 119 30 29 70 44 119 44 21 0 41-3 60-10s33-15 43-26z">
            <text:p/>
          </draw:path>
          <draw:path draw:style-name="gr2" draw:text-style-name="P2" draw:layer="layout" svg:width="0.329cm" svg:height="0.314cm" svg:x="9.963cm" svg:y="0.788cm" svg:viewBox="0 0 330 315" svg:d="M72 315c0-66 0-133 0-199 29 40 58 81 87 121 4 0 7 0 11 0 29-41 58-82 88-123 0 67 0 134 0 201 24 0 48 0 72 0 0-105 0-210 0-315-23 0-46 0-68 0-31 44-62 89-92 133-33-44-65-89-97-133-25 0-49 0-73 0 0 105 0 210 0 315 24 0 48 0 72 0z">
            <text:p/>
          </draw:path>
        </draw:g>
        <draw:g>
          <draw:path draw:style-name="gr3" draw:text-style-name="P3" draw:layer="layout" svg:width="0.265cm" svg:height="0.247cm" svg:x="5.948cm" svg:y="1.438cm" svg:viewBox="0 0 266 248" svg:d="M112 248v-33c-34 0-61-8-82-25-20-16-30-40-30-70 0-29 10-53 30-69 21-17 48-25 82-26v-25h42v25c34 1 61 9 81 26 21 17 31 40 31 69 0 30-10 53-31 70-20 17-47 25-81 25v33zM221 120c0-16-6-30-17-40s-28-15-50-16v112c45 0 67-19 67-56zM45 120c0 18 6 32 17 42 12 9 28 14 50 14v-112c-22 1-39 6-50 16s-17 24-17 40z">
            <text:p/>
          </draw:path>
          <draw:path draw:style-name="gr3" draw:text-style-name="P3" draw:layer="layout" svg:width="0.155cm" svg:height="0.242cm" svg:x="6.261cm" svg:y="1.441cm" svg:viewBox="0 0 156 243" svg:d="M0 242v-242h141v40h-98v54c9-2 20-2 32-2 25 0 45 6 60 19 14 13 21 31 21 54 0 25-8 44-24 58s-39 20-69 20c-10 0-23 0-37 0-13-1-22-1-26-1zM72 131c-9 0-19 1-29 2v69c12 1 21 2 27 2 29 0 44-12 44-36 0-11-3-20-10-27-7-6-18-10-32-10z">
            <text:p/>
          </draw:path>
          <draw:path draw:style-name="gr3" draw:text-style-name="P3" draw:layer="layout" svg:width="0.227cm" svg:height="0.241cm" svg:x="6.447cm" svg:y="1.441cm" svg:viewBox="0 0 228 242" svg:d="M228 0l-82 186c-9 19-18 33-29 42-10 9-23 14-37 14s-25-3-33-10l15-36c5 4 11 6 18 6 10 0 18-5 23-17l4-8-107-177h48l79 135 58-135z">
            <text:p/>
          </draw:path>
          <draw:path draw:style-name="gr3" draw:text-style-name="P3" draw:layer="layout" svg:width="0.166cm" svg:height="0.157cm" svg:x="6.765cm" svg:y="1.517cm" svg:viewBox="0 0 167 158" svg:d="M139 158c-22-26-44-52-66-78 0-1 0-1 0-2 22-26 45-52 68-78 8 8 17 15 26 23-16 19-32 37-48 56 16 19 31 37 47 56-9 8-18 15-27 23zM67 158c-23-26-45-52-67-78 0-1 0-1 0-2 23-26 45-52 68-78 9 8 17 15 26 23-16 19-32 37-48 56 16 19 32 37 48 56-9 8-18 15-27 23z">
            <text:p/>
          </draw:path>
          <draw:path draw:style-name="gr3" draw:text-style-name="P3" draw:layer="layout" svg:width="0.136cm" svg:height="0.241cm" svg:x="6.982cm" svg:y="1.441cm" svg:viewBox="0 0 137 242" svg:d="M0 242c0-81 0-161 0-242 46 0 91 0 137 0 0 13 0 27 0 40-32 0-63 0-94 0 0 67 0 135 0 202-15 0-29 0-43 0z">
            <text:p/>
          </draw:path>
          <draw:path draw:style-name="gr3" draw:text-style-name="P3" draw:layer="layout" svg:width="0.168cm" svg:height="0.162cm" svg:x="7.132cm" svg:y="1.523cm" svg:viewBox="0 0 169 163" svg:d="M23 140c-15-15-23-35-23-58 0-24 8-44 23-59 16-15 36-23 62-23 25 0 46 8 61 23 16 15 23 35 23 59 0 23-7 43-23 58-15 16-36 23-61 23-26 0-46-7-62-23zM43 82c0 13 4 23 11 32 8 8 19 12 31 12s22-4 30-12 12-19 12-32-4-24-12-32c-8-9-18-13-30-13s-22 4-30 13c-8 8-12 18-12 32z">
            <text:p/>
          </draw:path>
          <draw:path draw:style-name="gr3" draw:text-style-name="P3" draw:layer="layout" svg:width="0.145cm" svg:height="0.162cm" svg:x="7.329cm" svg:y="1.523cm" svg:viewBox="0 0 146 163" svg:d="M128 107l18 29c-6 9-15 16-26 20-11 5-23 7-36 7-25 0-45-7-61-22-15-15-23-35-23-59 0-23 8-43 23-58 15-16 34-24 58-24 27 0 48 7 62 21l-18 32c-11-11-24-16-39-16-12 0-22 4-31 13-8 8-12 18-12 32 0 13 4 24 13 32s19 12 31 12c16 0 29-6 41-19z">
            <text:p/>
          </draw:path>
          <draw:path draw:style-name="gr3" draw:text-style-name="P3" draw:layer="layout" svg:width="0.169cm" svg:height="0.224cm" svg:x="7.486cm" svg:y="1.527cm" svg:viewBox="0 0 170 225" svg:d="M170 0l-61 156c-11 27-21 45-29 54-9 10-19 15-31 15-11 0-22-4-33-12l12-30c7 3 12 5 17 5 9 0 17-8 23-24l4-8-72-156h48l36 85c1 4 4 11 8 23 1-11 3-18 5-23l28-85z">
            <text:p/>
          </draw:path>
          <draw:path draw:style-name="gr3" draw:text-style-name="P3" draw:layer="layout" svg:width="0.184cm" svg:height="0.191cm" svg:x="7.659cm" svg:y="1.527cm" svg:viewBox="0 0 185 192" svg:d="M0 192v-73h20c12-17 19-44 22-82l2-37h115v119h26v73h-38v-36h-110v36zM80 53c-3 30-9 52-19 66h58v-82h-38z">
            <text:p/>
          </draw:path>
          <draw:path draw:style-name="gr3" draw:text-style-name="P3" draw:layer="layout" svg:width="0.128cm" svg:height="0.16cm" svg:x="7.859cm" svg:y="1.523cm" svg:viewBox="0 0 129 161" svg:d="M22 44l-10-29c17-10 35-15 55-15 22 0 38 5 48 16 9 11 14 27 14 49v94h-34v-18c-10 14-25 20-46 20-15 0-27-4-36-12-9-9-13-20-13-35 0-17 5-29 16-38 11-8 24-13 41-13 14 0 26 4 35 10 0-13-2-23-6-30s-12-10-23-10c-12 0-25 4-41 11zM62 128c13 0 23-5 30-14v-16c-7-5-16-8-27-8-7 0-13 2-18 5-5 4-7 8-7 15 0 5 2 10 6 13s9 5 16 5z">
            <text:p/>
          </draw:path>
          <draw:path draw:style-name="gr3" draw:text-style-name="P3" draw:layer="layout" svg:width="0.157cm" svg:height="0.228cm" svg:x="8.029cm" svg:y="1.523cm" svg:viewBox="0 0 158 229" svg:d="M0 229v-225h40v15c5-6 12-10 20-14 9-3 18-5 28-5 21 0 38 7 51 22s19 34 19 57c0 24-7 44-22 60-16 16-35 24-60 24-15 0-27-2-36-7v73zM75 37c-13 0-25 6-35 17v63c9 6 20 9 33 9s24-4 31-13c8-8 12-19 12-33 0-12-3-23-11-31-7-8-17-12-30-12z">
            <text:p/>
          </draw:path>
          <draw:path draw:style-name="gr3" draw:text-style-name="P3" draw:layer="layout" svg:width="0.145cm" svg:height="0.162cm" svg:x="8.211cm" svg:y="1.523cm" svg:viewBox="0 0 146 163" svg:d="M128 107l18 29c-6 9-15 16-26 20-11 5-23 7-36 7-25 0-45-7-61-22-15-15-23-35-23-59 0-23 8-43 23-58 15-16 34-24 58-24 27 0 48 7 62 21l-18 32c-11-11-24-16-39-16-12 0-22 4-31 13-8 8-12 18-12 32 0 13 4 24 13 32s19 12 31 12c16 0 29-6 41-19z">
            <text:p/>
          </draw:path>
          <draw:path draw:style-name="gr3" draw:text-style-name="P3" draw:layer="layout" svg:width="0.141cm" svg:height="0.155cm" svg:x="8.37cm" svg:y="1.527cm" svg:viewBox="0 0 142 156" svg:d="M0 40c0-13 0-27 0-40 47 0 95 0 142 0 0 13 0 27 0 40-17 0-34 0-51 0 0 38 0 77 0 116-13 0-27 0-40 0 0-39 0-78 0-116-17 0-34 0-51 0z">
            <text:p/>
          </draw:path>
          <draw:path draw:style-name="gr3" draw:text-style-name="P3" draw:layer="layout" svg:width="0.135cm" svg:height="0.158cm" svg:x="8.541cm" svg:y="1.525cm" svg:viewBox="0 0 136 159" svg:d="M0 157v-155c3 0 8 0 15-1 8 0 16 0 24-1 8 0 15 0 22 0 47 0 71 14 71 41 0 9-3 17-9 23-5 6-12 10-20 11v1c22 5 33 17 33 36 0 31-25 47-74 47-7 0-18 0-33-1-15 0-25-1-29-1zM65 91h-25v35c15 1 24 1 26 1 9 0 16-1 21-5 5-3 7-7 7-13 0-12-10-18-29-18zM65 32c-11 0-20 0-25 1v34h26c7 0 12-1 17-5 4-3 7-7 7-13 0-11-9-17-25-17z">
            <text:p/>
          </draw:path>
          <draw:path draw:style-name="gr3" draw:text-style-name="P3" draw:layer="layout" svg:width="0.155cm" svg:height="0.162cm" svg:x="8.704cm" svg:y="1.523cm" svg:viewBox="0 0 156 163" svg:d="M132 116l11 28c-15 13-35 19-59 19-25 0-46-7-61-22s-23-35-23-59 7-43 22-59c15-15 35-23 60-23 21 0 38 7 53 20 14 14 21 31 21 52 0 9-1 16-2 22h-113c2 11 7 20 15 27 9 6 19 9 32 9 17 0 32-5 44-14zM81 33c-23 0-37 11-41 34h76c0-10-3-18-9-24-7-7-15-10-26-10z">
            <text:p/>
          </draw:path>
          <draw:path draw:style-name="gr3" draw:text-style-name="P3" draw:layer="layout" svg:width="0.147cm" svg:height="0.155cm" svg:x="8.892cm" svg:y="1.527cm" svg:viewBox="0 0 148 156" svg:d="M108 156c0-20 0-40 0-60-23 0-46 0-68 0 0 20 0 40 0 60-13 0-27 0-40 0 0-52 0-104 0-156 13 0 27 0 40 0 0 20 0 39 0 59 22 0 45 0 68 0 0-20 0-39 0-59 13 0 26 0 40 0 0 52 0 104 0 156-14 0-27 0-40 0z">
            <text:p/>
          </draw:path>
          <draw:path draw:style-name="gr3" draw:text-style-name="P3" draw:layer="layout" svg:width="0.147cm" svg:height="0.155cm" svg:x="9.084cm" svg:y="1.527cm" svg:viewBox="0 0 148 156" svg:d="M108 156c0-20 0-40 0-60-23 0-46 0-68 0 0 20 0 40 0 60-13 0-27 0-40 0 0-52 0-104 0-156 13 0 27 0 40 0 0 20 0 39 0 59 22 0 45 0 68 0 0-20 0-39 0-59 13 0 26 0 40 0 0 52 0 104 0 156-14 0-27 0-40 0z">
            <text:p/>
          </draw:path>
          <draw:path draw:style-name="gr3" draw:text-style-name="P3" draw:layer="layout" svg:width="0.188cm" svg:height="0.155cm" svg:x="9.273cm" svg:y="1.527cm" svg:viewBox="0 0 189 156" svg:d="M0 156v-156h40v43h19c25 0 42 5 53 15 10 10 16 23 16 38 0 17-6 31-18 43-11 11-29 17-54 17zM150 156v-156h39v156zM56 74h-16v47h15c20 0 30-8 30-23 0-16-10-24-29-24z">
            <text:p/>
          </draw:path>
          <draw:path draw:style-name="gr3" draw:text-style-name="P3" draw:layer="layout" svg:width="0.151cm" svg:height="0.232cm" svg:x="9.505cm" svg:y="1.449cm" svg:viewBox="0 0 152 233" svg:d="M40 233h-40v-155h40v98l72-98h40v155h-40v-98zM23 0h36c0 7 2 13 5 18s7 7 13 7 10-2 13-7 4-11 4-18h36c0 16-4 29-13 39-10 10-23 15-40 15-18 0-32-5-41-15-8-10-13-23-13-39z">
            <text:p/>
          </draw:path>
          <draw:path draw:style-name="gr3" draw:text-style-name="P3" draw:layer="layout" svg:width="0.157cm" svg:height="0.228cm" svg:x="9.774cm" svg:y="1.523cm" svg:viewBox="0 0 158 229" svg:d="M0 229v-225h40v15c5-6 12-10 20-14 9-3 18-5 28-5 21 0 38 7 51 22s19 34 19 57c0 24-7 44-22 60-16 16-35 24-60 24-15 0-27-2-36-7v73zM75 37c-13 0-25 6-35 17v63c9 6 20 9 33 9s24-4 31-13c8-8 12-19 12-33 0-12-3-23-11-31-7-8-17-12-30-12z">
            <text:p/>
          </draw:path>
          <draw:path draw:style-name="gr3" draw:text-style-name="P3" draw:layer="layout" svg:width="0.155cm" svg:height="0.162cm" svg:x="9.954cm" svg:y="1.523cm" svg:viewBox="0 0 156 163" svg:d="M132 116l11 28c-15 13-35 19-59 19-25 0-46-7-61-22s-23-35-23-59 7-43 22-59c15-15 35-23 60-23 21 0 38 7 53 20 14 14 21 31 21 52 0 9-1 16-2 22h-113c2 11 7 20 15 27 9 6 19 9 32 9 17 0 32-5 44-14zM81 33c-23 0-37 11-41 34h76c0-10-3-18-9-24-7-7-15-10-26-10z">
            <text:p/>
          </draw:path>
          <draw:path draw:style-name="gr3" draw:text-style-name="P3" draw:layer="layout" svg:width="0.103cm" svg:height="0.155cm" svg:x="10.142cm" svg:y="1.527cm" svg:viewBox="0 0 104 156" svg:d="M0 156c0-52 0-104 0-156 35 0 70 0 104 0 0 12 0 25 0 37-21 0-43 0-64 0 0 40 0 79 0 119-13 0-27 0-40 0z">
            <text:p/>
          </draw:path>
          <draw:path draw:style-name="gr3" draw:text-style-name="P3" draw:layer="layout" svg:width="0.151cm" svg:height="0.155cm" svg:x="10.273cm" svg:y="1.527cm" svg:viewBox="0 0 152 156" svg:d="M40 156c-13 0-27 0-40 0 0-52 0-104 0-156 13 0 27 0 40 0 0 33 0 66 0 99 24-33 48-66 72-99 14 0 27 0 40 0 0 52 0 104 0 156-13 0-26 0-40 0 0-33 0-66 0-99-24 33-48 66-72 99z">
            <text:p/>
          </draw:path>
          <draw:path draw:style-name="gr3" draw:text-style-name="P3" draw:layer="layout" svg:width="0.168cm" svg:height="0.162cm" svg:x="10.46cm" svg:y="1.523cm" svg:viewBox="0 0 169 163" svg:d="M23 140c-15-15-23-35-23-58 0-24 8-44 23-59 16-15 36-23 62-23 25 0 46 8 61 23 16 15 23 35 23 59 0 23-7 43-23 58-15 16-36 23-61 23-26 0-46-7-62-23zM43 82c0 13 4 23 11 32 8 8 19 12 31 12s22-4 30-12 12-19 12-32-4-24-12-32c-8-9-18-13-30-13s-22 4-30 13c-8 8-12 18-12 32z">
            <text:p/>
          </draw:path>
          <draw:path draw:style-name="gr3" draw:text-style-name="P3" draw:layer="layout" svg:width="0.147cm" svg:height="0.155cm" svg:x="10.667cm" svg:y="1.527cm" svg:viewBox="0 0 148 156" svg:d="M108 156c0-20 0-40 0-60-23 0-46 0-68 0 0 20 0 40 0 60-13 0-27 0-40 0 0-52 0-104 0-156 13 0 27 0 40 0 0 20 0 39 0 59 22 0 45 0 68 0 0-20 0-39 0-59 13 0 26 0 40 0 0 52 0 104 0 156-14 0-27 0-40 0z">
            <text:p/>
          </draw:path>
          <draw:path draw:style-name="gr3" draw:text-style-name="P3" draw:layer="layout" svg:width="0.128cm" svg:height="0.16cm" svg:x="10.846cm" svg:y="1.523cm" svg:viewBox="0 0 129 161" svg:d="M22 44l-10-29c17-10 35-15 55-15 22 0 38 5 48 16 9 11 14 27 14 49v94h-34v-18c-10 14-25 20-46 20-15 0-27-4-36-12-9-9-13-20-13-35 0-17 5-29 16-38 11-8 24-13 41-13 14 0 26 4 35 10 0-13-2-23-6-30s-12-10-23-10c-12 0-25 4-41 11zM62 128c13 0 23-5 30-14v-16c-7-5-16-8-27-8-7 0-13 2-18 5-5 4-7 8-7 15 0 5 2 10 6 13s9 5 16 5z">
            <text:p/>
          </draw:path>
          <draw:path draw:style-name="gr3" draw:text-style-name="P3" draw:layer="layout" svg:width="0.155cm" svg:height="0.158cm" svg:x="11.003cm" svg:y="1.527cm" svg:viewBox="0 0 156 159" svg:d="M116 156v-116h-41l-1 16c-3 28-7 50-13 65s-13 25-22 30-21 8-36 8l-3-39c5 0 10-1 14-4 5-4 9-11 13-22 4-12 7-27 8-46l3-48h118v156z">
            <text:p/>
          </draw:path>
          <draw:path draw:style-name="gr3" draw:text-style-name="P3" draw:layer="layout" svg:width="0.129cm" svg:height="0.155cm" svg:x="11.202cm" svg:y="1.527cm" svg:viewBox="0 0 130 156" svg:d="M0 156v-156h40v43h21c25 0 42 5 53 15 10 10 16 23 16 38 0 17-6 31-18 43-11 11-29 17-54 17zM58 74h-18v47h17c20 0 30-8 30-23 0-16-9-24-29-24z">
            <text:p/>
          </draw:path>
          <draw:path draw:style-name="gr3" draw:text-style-name="P3" draw:layer="layout" svg:width="0.147cm" svg:height="0.155cm" svg:x="11.362cm" svg:y="1.527cm" svg:viewBox="0 0 148 156" svg:d="M108 156c0-20 0-40 0-60-23 0-46 0-68 0 0 20 0 40 0 60-13 0-27 0-40 0 0-52 0-104 0-156 13 0 27 0 40 0 0 20 0 39 0 59 22 0 45 0 68 0 0-20 0-39 0-59 13 0 26 0 40 0 0 52 0 104 0 156-14 0-27 0-40 0z">
            <text:p/>
          </draw:path>
          <draw:path draw:style-name="gr3" draw:text-style-name="P3" draw:layer="layout" svg:width="0.188cm" svg:height="0.155cm" svg:x="11.552cm" svg:y="1.527cm" svg:viewBox="0 0 189 156" svg:d="M0 156v-156h40v43h19c25 0 42 5 53 15 10 10 16 23 16 38 0 17-6 31-18 43-11 11-29 17-54 17zM150 156v-156h39v156zM56 74h-16v47h15c20 0 30-8 30-23 0-16-10-24-29-24z">
            <text:p/>
          </draw:path>
          <draw:path draw:style-name="gr3" draw:text-style-name="P3" draw:layer="layout" svg:width="0.151cm" svg:height="0.232cm" svg:x="11.784cm" svg:y="1.449cm" svg:viewBox="0 0 152 233" svg:d="M40 233h-40v-155h40v98l72-98h40v155h-40v-98zM23 0h36c0 7 2 13 5 18s7 7 13 7 10-2 13-7 4-11 4-18h36c0 16-4 29-13 39-10 10-23 15-40 15-18 0-32-5-41-15-8-10-13-23-13-39z">
            <text:p/>
          </draw:path>
          <draw:path draw:style-name="gr3" draw:text-style-name="P3" draw:layer="layout" svg:width="0.168cm" svg:height="0.191cm" svg:x="12.053cm" svg:y="1.527cm" svg:viewBox="0 0 169 192" svg:d="M0 156c0-52 0-104 0-156 13 0 27 0 40 0 0 40 0 79 0 119 21 0 42 0 64 0 0-40 0-79 0-119 13 0 26 0 40 0 0 40 0 79 0 119 8 0 17 0 25 0 0 24 0 48 0 73-12 0-24 0-37 0 0-12 0-24 0-36-44 0-88 0-132 0z">
            <text:p/>
          </draw:path>
          <draw:path draw:style-name="gr3" draw:text-style-name="P3" draw:layer="layout" svg:width="0.155cm" svg:height="0.162cm" svg:x="12.24cm" svg:y="1.523cm" svg:viewBox="0 0 156 163" svg:d="M132 116l11 28c-15 13-35 19-59 19-25 0-46-7-61-22s-23-35-23-59 7-43 22-59c15-15 35-23 60-23 21 0 38 7 53 20 14 14 21 31 21 52 0 9-1 16-2 22h-113c2 11 7 20 15 27 9 6 19 9 32 9 17 0 32-5 44-14zM81 33c-23 0-37 11-41 34h76c0-10-3-18-9-24-7-7-15-10-26-10z">
            <text:p/>
          </draw:path>
          <draw:path draw:style-name="gr3" draw:text-style-name="P3" draw:layer="layout" svg:width="0.147cm" svg:height="0.155cm" svg:x="12.428cm" svg:y="1.527cm" svg:viewBox="0 0 148 156" svg:d="M108 156c0-20 0-40 0-60-23 0-46 0-68 0 0 20 0 40 0 60-13 0-27 0-40 0 0-52 0-104 0-156 13 0 27 0 40 0 0 20 0 39 0 59 22 0 45 0 68 0 0-20 0-39 0-59 13 0 26 0 40 0 0 52 0 104 0 156-14 0-27 0-40 0z">
            <text:p/>
          </draw:path>
          <draw:path draw:style-name="gr3" draw:text-style-name="P3" draw:layer="layout" svg:width="0.141cm" svg:height="0.155cm" svg:x="12.601cm" svg:y="1.527cm" svg:viewBox="0 0 142 156" svg:d="M0 40c0-13 0-27 0-40 47 0 95 0 142 0 0 13 0 27 0 40-17 0-34 0-51 0 0 38 0 77 0 116-13 0-27 0-40 0 0-39 0-78 0-116-17 0-34 0-51 0z">
            <text:p/>
          </draw:path>
          <draw:path draw:style-name="gr3" draw:text-style-name="P3" draw:layer="layout" svg:width="0.157cm" svg:height="0.228cm" svg:x="12.772cm" svg:y="1.523cm" svg:viewBox="0 0 158 229" svg:d="M0 229v-225h40v15c5-6 12-10 20-14 9-3 18-5 28-5 21 0 38 7 51 22s19 34 19 57c0 24-7 44-22 60-16 16-35 24-60 24-15 0-27-2-36-7v73zM75 37c-13 0-25 6-35 17v63c9 6 20 9 33 9s24-4 31-13c8-8 12-19 12-33 0-12-3-23-11-31-7-8-17-12-30-12z">
            <text:p/>
          </draw:path>
          <draw:path draw:style-name="gr3" draw:text-style-name="P3" draw:layer="layout" svg:width="0.145cm" svg:height="0.162cm" svg:x="5.949cm" svg:y="2.029cm" svg:viewBox="0 0 146 163" svg:d="M128 107l18 29c-6 9-15 16-26 20-11 5-23 7-36 7-25 0-45-7-61-22-15-15-23-35-23-59 0-23 8-43 23-58 15-16 34-24 58-24 27 0 48 7 62 21l-18 32c-11-11-24-16-39-16-12 0-22 4-31 13-8 8-12 18-12 32 0 13 4 24 13 32s19 12 31 12c16 0 29-6 41-19z">
            <text:p/>
          </draw:path>
          <draw:path draw:style-name="gr3" draw:text-style-name="P3" draw:layer="layout" svg:width="0.141cm" svg:height="0.155cm" svg:x="6.11cm" svg:y="2.033cm" svg:viewBox="0 0 142 156" svg:d="M0 40c0-13 0-27 0-40 47 0 95 0 142 0 0 13 0 27 0 40-17 0-34 0-51 0 0 38 0 77 0 116-13 0-27 0-40 0 0-39 0-78 0-116-17 0-34 0-51 0z">
            <text:p/>
          </draw:path>
          <draw:path draw:style-name="gr3" draw:text-style-name="P3" draw:layer="layout" svg:width="0.128cm" svg:height="0.16cm" svg:x="6.27cm" svg:y="2.029cm" svg:viewBox="0 0 129 161" svg:d="M22 44l-10-29c17-10 35-15 55-15 22 0 38 5 48 16 9 11 14 27 14 49v94h-34v-18c-10 14-25 20-46 20-15 0-27-4-36-12-9-9-13-20-13-35 0-17 5-29 16-38 11-8 24-13 41-13 14 0 26 4 35 10 0-13-2-23-6-30s-12-10-23-10c-12 0-25 4-41 11zM62 128c13 0 23-5 30-14v-16c-7-5-16-8-27-8-7 0-13 2-18 5-5 4-7 8-7 15 0 5 2 10 6 13s9 5 16 5z">
            <text:p/>
          </draw:path>
          <draw:path draw:style-name="gr3" draw:text-style-name="P3" draw:layer="layout" svg:width="0.147cm" svg:height="0.155cm" svg:x="6.441cm" svg:y="2.033cm" svg:viewBox="0 0 148 156" svg:d="M108 156c0-20 0-40 0-60-23 0-46 0-68 0 0 20 0 40 0 60-13 0-27 0-40 0 0-52 0-104 0-156 13 0 27 0 40 0 0 20 0 39 0 59 22 0 45 0 68 0 0-20 0-39 0-59 13 0 26 0 40 0 0 52 0 104 0 156-14 0-27 0-40 0z">
            <text:p/>
          </draw:path>
          <draw:path draw:style-name="gr3" draw:text-style-name="P3" draw:layer="layout" svg:width="0.184cm" svg:height="0.191cm" svg:x="6.612cm" svg:y="2.033cm" svg:viewBox="0 0 185 192" svg:d="M0 192v-73h20c12-17 19-44 22-82l2-37h115v119h26v73h-38v-36h-110v36zM80 53c-3 30-9 52-19 66h58v-82h-38z">
            <text:p/>
          </draw:path>
          <draw:path draw:style-name="gr3" draw:text-style-name="P3" draw:layer="layout" svg:width="0.128cm" svg:height="0.16cm" svg:x="6.812cm" svg:y="2.029cm" svg:viewBox="0 0 129 161" svg:d="M22 44l-10-29c17-10 35-15 55-15 22 0 38 5 48 16 9 11 14 27 14 49v94h-34v-18c-10 14-25 20-46 20-15 0-27-4-36-12-9-9-13-20-13-35 0-17 5-29 16-38 11-8 24-13 41-13 14 0 26 4 35 10 0-13-2-23-6-30s-12-10-23-10c-12 0-25 4-41 11zM62 128c13 0 23-5 30-14v-16c-7-5-16-8-27-8-7 0-13 2-18 5-5 4-7 8-7 15 0 5 2 10 6 13s9 5 16 5z">
            <text:p/>
          </draw:path>
          <draw:path draw:style-name="gr3" draw:text-style-name="P3" draw:layer="layout" svg:width="0.157cm" svg:height="0.228cm" svg:x="6.982cm" svg:y="2.029cm" svg:viewBox="0 0 158 229" svg:d="M0 229v-225h40v15c5-6 12-10 20-14 9-3 18-5 28-5 21 0 38 7 51 22s19 34 19 57c0 24-7 44-22 60-16 16-35 24-60 24-15 0-27-2-36-7v73zM75 37c-13 0-25 6-35 17v63c9 6 20 9 33 9s24-4 31-13c8-8 12-19 12-33 0-12-3-23-11-31-7-8-17-12-30-12z">
            <text:p/>
          </draw:path>
          <draw:path draw:style-name="gr3" draw:text-style-name="P3" draw:layer="layout" svg:width="0.141cm" svg:height="0.155cm" svg:x="7.157cm" svg:y="2.033cm" svg:viewBox="0 0 142 156" svg:d="M0 40c0-13 0-27 0-40 47 0 95 0 142 0 0 13 0 27 0 40-17 0-34 0-51 0 0 38 0 77 0 116-13 0-27 0-40 0 0-39 0-78 0-116-17 0-34 0-51 0z">
            <text:p/>
          </draw:path>
          <draw:path draw:style-name="gr3" draw:text-style-name="P3" draw:layer="layout" svg:width="0.151cm" svg:height="0.155cm" svg:x="7.328cm" svg:y="2.033cm" svg:viewBox="0 0 152 156" svg:d="M40 156c-13 0-27 0-40 0 0-52 0-104 0-156 13 0 27 0 40 0 0 33 0 66 0 99 24-33 48-66 72-99 14 0 27 0 40 0 0 52 0 104 0 156-13 0-26 0-40 0 0-33 0-66 0-99-24 33-48 66-72 99z">
            <text:p/>
          </draw:path>
          <draw:path draw:style-name="gr3" draw:text-style-name="P3" draw:layer="layout" svg:width="0.137cm" svg:height="0.162cm" svg:x="7.51cm" svg:y="2.029cm" svg:viewBox="0 0 138 163" svg:d="M68 163c-14 0-27-2-40-7s-22-11-28-19l20-25c5 6 12 10 20 14 9 4 17 5 24 5 10 0 18-1 24-5 5-3 8-8 8-14 0-5-2-9-6-12-4-4-10-5-17-5h-29v-27h27c6 0 11-2 15-5 4-4 6-9 6-14 0-11-9-17-28-17-14 0-28 6-42 18l-17-24c15-17 37-26 67-26 20 0 36 4 46 12 11 8 16 18 16 32 0 8-2 15-7 21s-13 11-22 14v1c11 2 19 6 25 13 6 6 8 14 8 23 0 15-6 26-19 35-13 8-30 12-51 12z">
            <text:p/>
          </draw:path>
          <draw:path draw:style-name="gr3" draw:text-style-name="P3" draw:layer="layout" svg:width="0.128cm" svg:height="0.16cm" svg:x="7.675cm" svg:y="2.029cm" svg:viewBox="0 0 129 161" svg:d="M22 44l-10-29c17-10 35-15 55-15 22 0 38 5 48 16 9 11 14 27 14 49v94h-34v-18c-10 14-25 20-46 20-15 0-27-4-36-12-9-9-13-20-13-35 0-17 5-29 16-38 11-8 24-13 41-13 14 0 26 4 35 10 0-13-2-23-6-30s-12-10-23-10c-12 0-25 4-41 11zM62 128c13 0 23-5 30-14v-16c-7-5-16-8-27-8-7 0-13 2-18 5-5 4-7 8-7 15 0 5 2 10 6 13s9 5 16 5z">
            <text:p/>
          </draw:path>
          <draw:path draw:style-name="gr3" draw:text-style-name="P3" draw:layer="layout" svg:width="0.168cm" svg:height="0.191cm" svg:x="7.845cm" svg:y="2.033cm" svg:viewBox="0 0 169 192" svg:d="M0 156c0-52 0-104 0-156 13 0 27 0 40 0 0 40 0 79 0 119 21 0 42 0 64 0 0-40 0-79 0-119 13 0 26 0 40 0 0 40 0 79 0 119 8 0 17 0 25 0 0 24 0 48 0 73-12 0-24 0-37 0 0-12 0-24 0-36-44 0-88 0-132 0z">
            <text:p/>
          </draw:path>
          <draw:path draw:style-name="gr3" draw:text-style-name="P3" draw:layer="layout" svg:width="0.151cm" svg:height="0.155cm" svg:x="8.042cm" svg:y="2.033cm" svg:viewBox="0 0 152 156" svg:d="M40 156c-13 0-27 0-40 0 0-52 0-104 0-156 13 0 27 0 40 0 0 33 0 66 0 99 24-33 48-66 72-99 14 0 27 0 40 0 0 52 0 104 0 156-13 0-26 0-40 0 0-33 0-66 0-99-24 33-48 66-72 99z">
            <text:p/>
          </draw:path>
          <draw:path draw:style-name="gr3" draw:text-style-name="P3" draw:layer="layout" svg:width="0.151cm" svg:height="0.155cm" svg:x="8.237cm" svg:y="2.033cm" svg:viewBox="0 0 152 156" svg:d="M40 156c-13 0-27 0-40 0 0-52 0-104 0-156 13 0 27 0 40 0 0 33 0 66 0 99 24-33 48-66 72-99 14 0 27 0 40 0 0 52 0 104 0 156-13 0-26 0-40 0 0-33 0-66 0-99-24 33-48 66-72 99z">
            <text:p/>
          </draw:path>
          <draw:path draw:style-name="gr3" draw:text-style-name="P3" draw:layer="layout" svg:width="0.056cm" svg:height="0.097cm" svg:x="8.428cm" svg:y="2.141cm" svg:viewBox="0 0 57 98" svg:d="M0 25c0-7 2-13 7-18s11-7 20-7 16 4 22 11c5 7 8 16 8 28 0 14-4 27-12 37-7 10-18 18-32 22l-11-19c11-4 18-10 22-18 3-8 4-13 3-16-2 1-5 2-9 2-5 0-9-2-13-6-3-4-5-10-5-16z">
            <text:p/>
          </draw:path>
          <draw:path draw:style-name="gr3" draw:text-style-name="P3" draw:layer="layout" svg:width="0.173cm" svg:height="0.155cm" svg:x="8.594cm" svg:y="2.033cm" svg:viewBox="0 0 174 156" svg:d="M0 156c0-52 0-104 0-156 12 0 24 0 36 0 18 22 35 43 53 65 17-22 33-43 50-65 12 0 23 0 35 0 0 52 0 104 0 156-13 0-27 0-40 0 0-32 0-64 0-95-15 19-30 38-46 58h-1c-16-20-31-39-47-58 0 31 0 63 0 95-13 0-27 0-40 0z">
            <text:p/>
          </draw:path>
          <draw:path draw:style-name="gr3" draw:text-style-name="P3" draw:layer="layout" svg:width="0.155cm" svg:height="0.162cm" svg:x="8.805cm" svg:y="2.029cm" svg:viewBox="0 0 156 163" svg:d="M132 116l11 28c-15 13-35 19-59 19-25 0-46-7-61-22s-23-35-23-59 7-43 22-59c15-15 35-23 60-23 21 0 38 7 53 20 14 14 21 31 21 52 0 9-1 16-2 22h-113c2 11 7 20 15 27 9 6 19 9 32 9 17 0 32-5 44-14zM81 33c-23 0-37 11-41 34h76c0-10-3-18-9-24-7-7-15-10-26-10z">
            <text:p/>
          </draw:path>
          <draw:path draw:style-name="gr3" draw:text-style-name="P3" draw:layer="layout" svg:width="0.141cm" svg:height="0.155cm" svg:x="8.977cm" svg:y="2.033cm" svg:viewBox="0 0 142 156" svg:d="M0 40c0-13 0-27 0-40 47 0 95 0 142 0 0 13 0 27 0 40-17 0-34 0-51 0 0 38 0 77 0 116-13 0-27 0-40 0 0-39 0-78 0-116-17 0-34 0-51 0z">
            <text:p/>
          </draw:path>
          <draw:path draw:style-name="gr3" draw:text-style-name="P3" draw:layer="layout" svg:width="0.157cm" svg:height="0.228cm" svg:x="9.148cm" svg:y="2.029cm" svg:viewBox="0 0 158 229" svg:d="M0 229v-225h40v15c5-6 12-10 20-14 9-3 18-5 28-5 21 0 38 7 51 22s19 34 19 57c0 24-7 44-22 60-16 16-35 24-60 24-15 0-27-2-36-7v73zM75 37c-13 0-25 6-35 17v63c9 6 20 9 33 9s24-4 31-13c8-8 12-19 12-33 0-12-3-23-11-31-7-8-17-12-30-12z">
            <text:p/>
          </draw:path>
          <draw:path draw:style-name="gr3" draw:text-style-name="P3" draw:layer="layout" svg:width="0.168cm" svg:height="0.162cm" svg:x="9.33cm" svg:y="2.029cm" svg:viewBox="0 0 169 163" svg:d="M23 140c-15-15-23-35-23-58 0-24 8-44 23-59 16-15 36-23 62-23 25 0 46 8 61 23 16 15 23 35 23 59 0 23-7 43-23 58-15 16-36 23-61 23-26 0-46-7-62-23zM43 82c0 13 4 23 11 32 8 8 19 12 31 12s22-4 30-12 12-19 12-32-4-24-12-32c-8-9-18-13-30-13s-22 4-30 13c-8 8-12 18-12 32z">
            <text:p/>
          </draw:path>
          <draw:path draw:style-name="gr3" draw:text-style-name="P3" draw:layer="layout" svg:width="0.155cm" svg:height="0.158cm" svg:x="9.521cm" svg:y="2.033cm" svg:viewBox="0 0 156 159" svg:d="M116 156v-116h-41l-1 16c-3 28-7 50-13 65s-13 25-22 30-21 8-36 8l-3-39c5 0 10-1 14-4 5-4 9-11 13-22 4-12 7-27 8-46l3-48h118v156z">
            <text:p/>
          </draw:path>
          <draw:path draw:style-name="gr3" draw:text-style-name="P3" draw:layer="layout" svg:width="0.168cm" svg:height="0.162cm" svg:x="9.709cm" svg:y="2.029cm" svg:viewBox="0 0 169 163" svg:d="M23 140c-15-15-23-35-23-58 0-24 8-44 23-59 16-15 36-23 62-23 25 0 46 8 61 23 16 15 23 35 23 59 0 23-7 43-23 58-15 16-36 23-61 23-26 0-46-7-62-23zM43 82c0 13 4 23 11 32 8 8 19 12 31 12s22-4 30-12 12-19 12-32-4-24-12-32c-8-9-18-13-30-13s-22 4-30 13c-8 8-12 18-12 32z">
            <text:p/>
          </draw:path>
          <draw:path draw:style-name="gr3" draw:text-style-name="P3" draw:layer="layout" svg:width="0.103cm" svg:height="0.155cm" svg:x="9.916cm" svg:y="2.033cm" svg:viewBox="0 0 104 156" svg:d="M0 156c0-52 0-104 0-156 35 0 70 0 104 0 0 12 0 25 0 37-21 0-43 0-64 0 0 40 0 79 0 119-13 0-27 0-40 0z">
            <text:p/>
          </draw:path>
          <draw:path draw:style-name="gr3" draw:text-style-name="P3" draw:layer="layout" svg:width="0.151cm" svg:height="0.155cm" svg:x="10.047cm" svg:y="2.033cm" svg:viewBox="0 0 152 156" svg:d="M40 156c-13 0-27 0-40 0 0-52 0-104 0-156 13 0 27 0 40 0 0 33 0 66 0 99 24-33 48-66 72-99 14 0 27 0 40 0 0 52 0 104 0 156-13 0-26 0-40 0 0-33 0-66 0-99-24 33-48 66-72 99z">
            <text:p/>
          </draw:path>
          <draw:path draw:style-name="gr3" draw:text-style-name="P3" draw:layer="layout" svg:width="0.151cm" svg:height="0.155cm" svg:x="10.243cm" svg:y="2.033cm" svg:viewBox="0 0 152 156" svg:d="M40 156c-13 0-27 0-40 0 0-52 0-104 0-156 13 0 27 0 40 0 0 33 0 66 0 99 24-33 48-66 72-99 14 0 27 0 40 0 0 52 0 104 0 156-13 0-26 0-40 0 0-33 0-66 0-99-24 33-48 66-72 99z">
            <text:p/>
          </draw:path>
          <draw:path draw:style-name="gr3" draw:text-style-name="P3" draw:layer="layout" svg:width="0.151cm" svg:height="0.155cm" svg:x="10.512cm" svg:y="2.033cm" svg:viewBox="0 0 152 156" svg:d="M40 156c-13 0-27 0-40 0 0-52 0-104 0-156 13 0 27 0 40 0 0 33 0 66 0 99 24-33 48-66 72-99 14 0 27 0 40 0 0 52 0 104 0 156-13 0-26 0-40 0 0-33 0-66 0-99-24 33-48 66-72 99z">
            <text:p/>
          </draw:path>
          <draw:path draw:style-name="gr3" draw:text-style-name="P3" draw:layer="layout" svg:width="0.151cm" svg:height="0.155cm" svg:x="10.779cm" svg:y="2.033cm" svg:viewBox="0 0 152 156" svg:d="M40 156c-13 0-27 0-40 0 0-52 0-104 0-156 13 0 27 0 40 0 0 33 0 66 0 99 24-33 48-66 72-99 14 0 27 0 40 0 0 52 0 104 0 156-13 0-26 0-40 0 0-33 0-66 0-99-24 33-48 66-72 99z">
            <text:p/>
          </draw:path>
          <draw:path draw:style-name="gr3" draw:text-style-name="P3" draw:layer="layout" svg:width="0.145cm" svg:height="0.162cm" svg:x="10.966cm" svg:y="2.029cm" svg:viewBox="0 0 146 163" svg:d="M128 107l18 29c-6 9-15 16-26 20-11 5-23 7-36 7-25 0-45-7-61-22-15-15-23-35-23-59 0-23 8-43 23-58 15-16 34-24 58-24 27 0 48 7 62 21l-18 32c-11-11-24-16-39-16-12 0-22 4-31 13-8 8-12 18-12 32 0 13 4 24 13 32s19 12 31 12c16 0 29-6 41-19z">
            <text:p/>
          </draw:path>
          <draw:path draw:style-name="gr3" draw:text-style-name="P3" draw:layer="layout" svg:width="0.145cm" svg:height="0.155cm" svg:x="11.142cm" svg:y="2.033cm" svg:viewBox="0 0 146 156" svg:d="M106 156c0-40 0-79 0-119-22 0-44 0-66 0 0 40 0 79 0 119-13 0-27 0-40 0 0-52 0-104 0-156 49 0 97 0 146 0 0 52 0 104 0 156-13 0-27 0-40 0z">
            <text:p/>
          </draw:path>
          <draw:path draw:style-name="gr3" draw:text-style-name="P3" draw:layer="layout" svg:width="0.188cm" svg:height="0.155cm" svg:x="11.333cm" svg:y="2.033cm" svg:viewBox="0 0 189 156" svg:d="M0 156v-156h40v43h19c25 0 42 5 53 15 10 10 16 23 16 38 0 17-6 31-18 43-11 11-29 17-54 17zM150 156v-156h39v156zM56 74h-16v47h15c20 0 30-8 30-23 0-16-10-24-29-24z">
            <text:p/>
          </draw:path>
          <draw:path draw:style-name="gr3" draw:text-style-name="P3" draw:layer="layout" svg:width="0.141cm" svg:height="0.155cm" svg:x="11.549cm" svg:y="2.033cm" svg:viewBox="0 0 142 156" svg:d="M0 40c0-13 0-27 0-40 47 0 95 0 142 0 0 13 0 27 0 40-17 0-34 0-51 0 0 38 0 77 0 116-13 0-27 0-40 0 0-39 0-78 0-116-17 0-34 0-51 0z">
            <text:p/>
          </draw:path>
          <draw:path draw:style-name="gr3" draw:text-style-name="P3" draw:layer="layout" svg:width="0.128cm" svg:height="0.16cm" svg:x="11.709cm" svg:y="2.029cm" svg:viewBox="0 0 129 161" svg:d="M22 44l-10-29c17-10 35-15 55-15 22 0 38 5 48 16 9 11 14 27 14 49v94h-34v-18c-10 14-25 20-46 20-15 0-27-4-36-12-9-9-13-20-13-35 0-17 5-29 16-38 11-8 24-13 41-13 14 0 26 4 35 10 0-13-2-23-6-30s-12-10-23-10c-12 0-25 4-41 11zM62 128c13 0 23-5 30-14v-16c-7-5-16-8-27-8-7 0-13 2-18 5-5 4-7 8-7 15 0 5 2 10 6 13s9 5 16 5z">
            <text:p/>
          </draw:path>
          <draw:path draw:style-name="gr3" draw:text-style-name="P3" draw:layer="layout" svg:width="0.147cm" svg:height="0.155cm" svg:x="11.88cm" svg:y="2.033cm" svg:viewBox="0 0 148 156" svg:d="M108 156c0-20 0-40 0-60-23 0-46 0-68 0 0 20 0 40 0 60-13 0-27 0-40 0 0-52 0-104 0-156 13 0 27 0 40 0 0 20 0 39 0 59 22 0 45 0 68 0 0-20 0-39 0-59 13 0 26 0 40 0 0 52 0 104 0 156-14 0-27 0-40 0z">
            <text:p/>
          </draw:path>
          <draw:path draw:style-name="gr3" draw:text-style-name="P3" draw:layer="layout" svg:width="0.151cm" svg:height="0.155cm" svg:x="12.071cm" svg:y="2.033cm" svg:viewBox="0 0 152 156" svg:d="M40 156c-13 0-27 0-40 0 0-52 0-104 0-156 13 0 27 0 40 0 0 33 0 66 0 99 24-33 48-66 72-99 14 0 27 0 40 0 0 52 0 104 0 156-13 0-26 0-40 0 0-33 0-66 0-99-24 33-48 66-72 99z">
            <text:p/>
          </draw:path>
          <draw:path draw:style-name="gr3" draw:text-style-name="P3" draw:layer="layout" svg:width="0.151cm" svg:height="0.232cm" svg:x="12.266cm" svg:y="1.955cm" svg:viewBox="0 0 152 233" svg:d="M40 233h-40v-155h40v98l72-98h40v155h-40v-98zM23 0h36c0 7 2 13 5 18s7 7 13 7 10-2 13-7 4-11 4-18h36c0 16-4 29-13 39-10 10-23 15-40 15-18 0-32-5-41-15-8-10-13-23-13-39z">
            <text:p/>
          </draw:path>
          <draw:path draw:style-name="gr3" draw:text-style-name="P3" draw:layer="layout" svg:width="0.135cm" svg:height="0.158cm" svg:x="5.958cm" svg:y="2.537cm" svg:viewBox="0 0 136 159" svg:d="M0 157v-155c3 0 8 0 15-1 8 0 16 0 24-1 8 0 15 0 22 0 47 0 71 14 71 41 0 9-3 17-9 23-5 6-12 10-20 11v1c22 5 33 17 33 36 0 31-25 47-74 47-7 0-18 0-33-1-15 0-25-1-29-1zM65 91h-25v35c15 1 24 1 26 1 9 0 16-1 21-5 5-3 7-7 7-13 0-12-10-18-29-18zM65 32c-11 0-20 0-25 1v34h26c7 0 12-1 17-5 4-3 7-7 7-13 0-11-9-17-25-17z">
            <text:p/>
          </draw:path>
          <draw:path draw:style-name="gr3" draw:text-style-name="P3" draw:layer="layout" svg:width="0.206cm" svg:height="0.241cm" svg:x="6.214cm" svg:y="2.453cm" svg:viewBox="0 0 207 242" svg:d="M37 242c-12 0-25 0-37 0 0-81 0-161 0-242 14 0 28 0 43 0 0 57 0 115 0 172 42-57 84-115 126-172 13 0 25 0 38 0 0 81 0 161 0 242-14 0-29 0-43 0 0-57 0-115 0-172-42 57-84 115-127 172z">
            <text:p/>
          </draw:path>
          <draw:path draw:style-name="gr3" draw:text-style-name="P3" draw:layer="layout" svg:width="0.135cm" svg:height="0.158cm" svg:x="6.476cm" svg:y="2.537cm" svg:viewBox="0 0 136 159" svg:d="M0 157v-155c3 0 8 0 15-1 8 0 16 0 24-1 8 0 15 0 22 0 47 0 71 14 71 41 0 9-3 17-9 23-5 6-12 10-20 11v1c22 5 33 17 33 36 0 31-25 47-74 47-7 0-18 0-33-1-15 0-25-1-29-1zM65 91h-25v35c15 1 24 1 26 1 9 0 16-1 21-5 5-3 7-7 7-13 0-12-10-18-29-18zM65 32c-11 0-20 0-25 1v34h26c7 0 12-1 17-5 4-3 7-7 7-13 0-11-9-17-25-17z">
            <text:p/>
          </draw:path>
          <draw:path draw:style-name="gr3" draw:text-style-name="P3" draw:layer="layout" svg:width="0.128cm" svg:height="0.16cm" svg:x="6.639cm" svg:y="2.535cm" svg:viewBox="0 0 129 161" svg:d="M22 44l-10-29c17-10 35-15 55-15 22 0 38 5 48 16 9 11 14 27 14 49v94h-34v-18c-10 14-25 20-46 20-15 0-27-4-36-12-9-9-13-20-13-35 0-17 5-29 16-38 11-8 24-13 41-13 14 0 26 4 35 10 0-13-2-23-6-30s-12-10-23-10c-12 0-25 4-41 11zM62 128c13 0 23-5 30-14v-16c-7-5-16-8-27-8-7 0-13 2-18 5-5 4-7 8-7 15 0 5 2 10 6 13s9 5 16 5z">
            <text:p/>
          </draw:path>
          <draw:path draw:style-name="gr3" draw:text-style-name="P3" draw:layer="layout" svg:width="0.147cm" svg:height="0.155cm" svg:x="6.809cm" svg:y="2.539cm" svg:viewBox="0 0 148 156" svg:d="M108 156c0-20 0-40 0-60-23 0-46 0-68 0 0 20 0 40 0 60-13 0-27 0-40 0 0-52 0-104 0-156 13 0 27 0 40 0 0 20 0 39 0 59 22 0 45 0 68 0 0-20 0-39 0-59 13 0 26 0 40 0 0 52 0 104 0 156-14 0-27 0-40 0z">
            <text:p/>
          </draw:path>
          <draw:path draw:style-name="gr3" draw:text-style-name="P3" draw:layer="layout" svg:width="0.168cm" svg:height="0.162cm" svg:x="6.99cm" svg:y="2.535cm" svg:viewBox="0 0 169 163" svg:d="M23 140c-15-15-23-35-23-58 0-24 8-44 23-59 16-15 36-23 62-23 25 0 46 8 61 23 16 15 23 35 23 59 0 23-7 43-23 58-15 16-36 23-61 23-26 0-46-7-62-23zM43 82c0 13 4 23 11 32 8 8 19 12 31 12s22-4 30-12 12-19 12-32-4-24-12-32c-8-9-18-13-30-13s-22 4-30 13c-8 8-12 18-12 32z">
            <text:p/>
          </draw:path>
          <draw:path draw:style-name="gr3" draw:text-style-name="P3" draw:layer="layout" svg:width="0.135cm" svg:height="0.158cm" svg:x="7.197cm" svg:y="2.537cm" svg:viewBox="0 0 136 159" svg:d="M0 157v-155c3 0 8 0 15-1 8 0 16 0 24-1 8 0 15 0 22 0 47 0 71 14 71 41 0 9-3 17-9 23-5 6-12 10-20 11v1c22 5 33 17 33 36 0 31-25 47-74 47-7 0-18 0-33-1-15 0-25-1-29-1zM65 91h-25v35c15 1 24 1 26 1 9 0 16-1 21-5 5-3 7-7 7-13 0-12-10-18-29-18zM65 32c-11 0-20 0-25 1v34h26c7 0 12-1 17-5 4-3 7-7 7-13 0-11-9-17-25-17z">
            <text:p/>
          </draw:path>
          <draw:path draw:style-name="gr3" draw:text-style-name="P3" draw:layer="layout" svg:width="0.145cm" svg:height="0.162cm" svg:x="7.359cm" svg:y="2.535cm" svg:viewBox="0 0 146 163" svg:d="M128 107l18 29c-6 9-15 16-26 20-11 5-23 7-36 7-25 0-45-7-61-22-15-15-23-35-23-59 0-23 8-43 23-58 15-16 34-24 58-24 27 0 48 7 62 21l-18 32c-11-11-24-16-39-16-12 0-22 4-31 13-8 8-12 18-12 32 0 13 4 24 13 32s19 12 31 12c16 0 29-6 41-19z">
            <text:p/>
          </draw:path>
          <draw:path draw:style-name="gr3" draw:text-style-name="P3" draw:layer="layout" svg:width="0.154cm" svg:height="0.155cm" svg:x="7.536cm" svg:y="2.539cm" svg:viewBox="0 0 155 156" svg:d="M147 0c-20 25-40 49-60 74 23 27 45 54 68 82-18 0-35 0-52 0-21-27-41-53-62-79 19-26 37-51 56-77 17 0 34 0 50 0zM0 156c0-52 0-104 0-156 13 0 27 0 40 0 0 52 0 104 0 156-13 0-27 0-40 0z">
            <text:p/>
          </draw:path>
          <draw:path draw:style-name="gr3" draw:text-style-name="P3" draw:layer="layout" svg:width="0.168cm" svg:height="0.162cm" svg:x="7.705cm" svg:y="2.535cm" svg:viewBox="0 0 169 163" svg:d="M23 140c-15-15-23-35-23-58 0-24 8-44 23-59 16-15 36-23 62-23 25 0 46 8 61 23 16 15 23 35 23 59 0 23-7 43-23 58-15 16-36 23-61 23-26 0-46-7-62-23zM43 82c0 13 4 23 11 32 8 8 19 12 31 12s22-4 30-12 12-19 12-32-4-24-12-32c-8-9-18-13-30-13s-22 4-30 13c-8 8-12 18-12 32z">
            <text:p/>
          </draw:path>
          <draw:path draw:style-name="gr3" draw:text-style-name="P3" draw:layer="layout" svg:width="0.151cm" svg:height="0.232cm" svg:x="7.911cm" svg:y="2.461cm" svg:viewBox="0 0 152 233" svg:d="M40 233h-40v-155h40v98l72-98h40v155h-40v-98zM23 0h36c0 7 2 13 5 18s7 7 13 7 10-2 13-7 4-11 4-18h36c0 16-4 29-13 39-10 10-23 15-40 15-18 0-32-5-41-15-8-10-13-23-13-39z">
            <text:p/>
          </draw:path>
          <draw:path draw:style-name="gr3" draw:text-style-name="P3" draw:layer="layout" svg:width="0.168cm" svg:height="0.162cm" svg:x="8.169cm" svg:y="2.535cm" svg:viewBox="0 0 169 163" svg:d="M23 140c-15-15-23-35-23-58 0-24 8-44 23-59 16-15 36-23 62-23 25 0 46 8 61 23 16 15 23 35 23 59 0 23-7 43-23 58-15 16-36 23-61 23-26 0-46-7-62-23zM43 82c0 13 4 23 11 32 8 8 19 12 31 12s22-4 30-12 12-19 12-32-4-24-12-32c-8-9-18-13-30-13s-22 4-30 13c-8 8-12 18-12 32z">
            <text:p/>
          </draw:path>
          <draw:path draw:style-name="gr3" draw:text-style-name="P3" draw:layer="layout" svg:width="0.165cm" svg:height="0.249cm" svg:x="8.364cm" svg:y="2.449cm" svg:viewBox="0 0 166 250" svg:d="M128 0l21 33c-6 7-13 12-21 15-8 2-17 5-28 7-10 2-19 5-27 9-19 9-30 28-33 58 5-8 13-15 23-21 10-5 21-8 32-8 22 0 39 7 52 21s19 32 19 55-8 42-23 57c-15 16-35 24-59 24-26 0-46-9-61-27s-23-42-23-72c0-67 20-108 59-125 9-4 18-7 28-9 10-1 18-4 25-6 6-2 11-5 16-11zM43 159c0 16 4 29 11 39s17 15 29 15c13 0 22-4 30-12 7-8 10-18 10-30s-3-22-10-29c-6-8-16-12-28-12-11 0-20 3-27 8-8 6-13 13-15 21z">
            <text:p/>
          </draw:path>
          <draw:path draw:style-name="gr3" draw:text-style-name="P3" draw:layer="layout" svg:width="0.155cm" svg:height="0.158cm" svg:x="8.551cm" svg:y="2.539cm" svg:viewBox="0 0 156 159" svg:d="M116 156v-116h-41l-1 16c-3 28-7 50-13 65s-13 25-22 30-21 8-36 8l-3-39c5 0 10-1 14-4 5-4 9-11 13-22 4-12 7-27 8-46l3-48h118v156z">
            <text:p/>
          </draw:path>
          <draw:path draw:style-name="gr3" draw:text-style-name="P3" draw:layer="layout" svg:width="0.128cm" svg:height="0.16cm" svg:x="8.739cm" svg:y="2.535cm" svg:viewBox="0 0 129 161" svg:d="M22 44l-10-29c17-10 35-15 55-15 22 0 38 5 48 16 9 11 14 27 14 49v94h-34v-18c-10 14-25 20-46 20-15 0-27-4-36-12-9-9-13-20-13-35 0-17 5-29 16-38 11-8 24-13 41-13 14 0 26 4 35 10 0-13-2-23-6-30s-12-10-23-10c-12 0-25 4-41 11zM62 128c13 0 23-5 30-14v-16c-7-5-16-8-27-8-7 0-13 2-18 5-5 4-7 8-7 15 0 5 2 10 6 13s9 5 16 5z">
            <text:p/>
          </draw:path>
          <draw:path draw:style-name="gr3" draw:text-style-name="P3" draw:layer="layout" svg:width="0.145cm" svg:height="0.162cm" svg:x="8.901cm" svg:y="2.535cm" svg:viewBox="0 0 146 163" svg:d="M128 107l18 29c-6 9-15 16-26 20-11 5-23 7-36 7-25 0-45-7-61-22-15-15-23-35-23-59 0-23 8-43 23-58 15-16 34-24 58-24 27 0 48 7 62 21l-18 32c-11-11-24-16-39-16-12 0-22 4-31 13-8 8-12 18-12 32 0 13 4 24 13 32s19 12 31 12c16 0 29-6 41-19z">
            <text:p/>
          </draw:path>
          <draw:path draw:style-name="gr3" draw:text-style-name="P3" draw:layer="layout" svg:width="0.141cm" svg:height="0.155cm" svg:x="9.06cm" svg:y="2.539cm" svg:viewBox="0 0 142 156" svg:d="M0 40c0-13 0-27 0-40 47 0 95 0 142 0 0 13 0 27 0 40-17 0-34 0-51 0 0 38 0 77 0 116-13 0-27 0-40 0 0-39 0-78 0-116-17 0-34 0-51 0z">
            <text:p/>
          </draw:path>
          <draw:path draw:style-name="gr3" draw:text-style-name="P3" draw:layer="layout" svg:width="0.151cm" svg:height="0.155cm" svg:x="9.231cm" svg:y="2.539cm" svg:viewBox="0 0 152 156" svg:d="M40 156c-13 0-27 0-40 0 0-52 0-104 0-156 13 0 27 0 40 0 0 33 0 66 0 99 24-33 48-66 72-99 14 0 27 0 40 0 0 52 0 104 0 156-13 0-26 0-40 0 0-33 0-66 0-99-24 33-48 66-72 99z">
            <text:p/>
          </draw:path>
          <draw:path draw:style-name="gr3" draw:text-style-name="P3" draw:layer="layout" svg:width="0.166cm" svg:height="0.157cm" svg:x="9.42cm" svg:y="2.529cm" svg:viewBox="0 0 167 158" svg:d="M167 80c-23 26-45 52-67 78-9-8-18-15-27-23 16-19 32-37 48-56-16-19-32-37-48-56 8-8 17-15 26-23 22 26 45 52 68 78 0 1 0 1 0 2zM94 80c-22 26-44 52-67 78-9-8-18-15-27-23 16-19 32-37 48-56-16-19-32-37-48-56 9-8 17-15 26-23 23 26 45 52 68 78 0 1 0 1 0 2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irce Bold1" svg:font-family="'Circe Bold'" style:font-family-generic="swiss" style:font-pitch="variable"/>
    <style:font-face style:name="Circe Bold" svg:font-family="'Circe Bold'" style:font-adornments="Обычный" style:font-family-generic="swiss" style:font-pitch="variable"/>
    <style:font-face style:name="Circe ExtraBold" svg:font-family="'Circe ExtraBold'" style:font-family-generic="swiss" style:font-pitch="variable"/>
    <style:font-face style:name="Circe ExtraBold1" svg:font-family="'Circe ExtraBold'" style:font-adornments="ExtraBold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0.8cm" fo:margin-left="0.8cm" fo:margin-right="0.8cm" fo:page-width="13.8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Сергей Сергеевич Бетке</meta:initial-creator>
    <meta:creation-date>2020-04-01T15:00:00.073000000</meta:creation-date>
    <dc:date>2022-04-02T18:23:05.112000000</dc:date>
    <meta:editing-duration>PT51M10S</meta:editing-duration>
    <meta:editing-cycles>9</meta:editing-cycles>
    <meta:generator>LibreOffice/7.0.4.2$Windows_X86_64 LibreOffice_project/dcf040e67528d9187c66b2379df5ea4407429775</meta:generator>
    <meta:document-statistic meta:object-count="115"/>
  </office:meta>
</office:document-meta>
</file>